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123" officeooo:paragraph-rsid="000d9123"/>
    </style:style>
    <style:style style:name="P2" style:family="paragraph" style:parent-style-name="Standard">
      <style:text-properties fo:font-weight="bold" officeooo:rsid="000d9123" officeooo:paragraph-rsid="000d9123" style:font-weight-asian="bold" style:font-weight-complex="bold"/>
    </style:style>
    <style:style style:name="P3" style:family="paragraph" style:parent-style-name="Standard">
      <style:text-properties fo:font-weight="normal" officeooo:rsid="000d9123" officeooo:paragraph-rsid="000d9123" style:font-weight-asian="normal" style:font-weight-complex="normal"/>
    </style:style>
    <style:style style:name="P4" style:family="paragraph" style:parent-style-name="Standard">
      <style:text-properties fo:font-weight="normal" officeooo:rsid="000f021d" officeooo:paragraph-rsid="000f021d" style:font-weight-asian="normal" style:font-weight-complex="normal"/>
    </style:style>
    <style:style style:name="P5" style:family="paragraph" style:parent-style-name="Standard">
      <style:text-properties fo:font-weight="normal" officeooo:rsid="0010b731" officeooo:paragraph-rsid="0010b731" style:font-weight-asian="normal" style:font-weight-complex="normal"/>
    </style:style>
    <style:style style:name="P6" style:family="paragraph" style:parent-style-name="Standard">
      <style:text-properties fo:font-weight="normal" officeooo:rsid="000d9123" officeooo:paragraph-rsid="000d9123" style:font-weight-asian="normal" style:font-weight-complex="normal"/>
    </style:style>
    <style:style style:name="P7" style:family="paragraph" style:parent-style-name="Standard">
      <style:text-properties fo:font-weight="normal" officeooo:rsid="001197c6" officeooo:paragraph-rsid="001197c6" style:font-weight-asian="normal" style:font-weight-complex="normal"/>
    </style:style>
    <style:style style:name="T1" style:family="text">
      <style:text-properties officeooo:rsid="000f0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с описанием назначения классов. </text:p>
      <text:p text:style-name="P1"/>
      <text:p text:style-name="P2">obj_project </text:p>
      <text:p text:style-name="P3"><text:span text:style-name="T1">1.</text:span>Объект проекта. На данный момент позволяет создавать проекты и всё. Будут ли у него какие то ещё функции пока не понятно. </text:p>
      <text:p text:style-name="P4">2. Дополнение в этот класс будут вынесены все проверки на корректность ввода. Поэтому абстрагировать его представляется разумным.</text:p>
      <text:p text:style-name="P5">3. Новая добавка. Этот класс предназначен для полноценной работы с проектами. Не только для создания но и для дальнейшего администрирования.</text:p>
      <text:p text:style-name="P3"/>
      <text:p text:style-name="P3"/>
      <text:p text:style-name="P7">Очень важный момент для того чтобы как то работать с файлами нужно инициализировать проект. То есть привязать конкретный клас проекта к какому то проектному регистру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7T22:19:48.434077262</dc:date>
    <meta:editing-duration>PT14M24S</meta:editing-duration>
    <meta:editing-cycles>4</meta:editing-cycles>
    <meta:document-statistic meta:table-count="0" meta:image-count="0" meta:object-count="0" meta:page-count="1" meta:paragraph-count="6" meta:word-count="89" meta:character-count="609" meta:non-whitespace-character-count="522"/>
  </office:meta>
</office:document-meta>
</file>